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d497" officeooo:paragraph-rsid="0008d497"/>
    </style:style>
    <style:style style:name="P2" style:family="paragraph" style:parent-style-name="Standard">
      <style:text-properties officeooo:rsid="0008d497" officeooo:paragraph-rsid="0008d497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8ee80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08ee80"/>
    </style:style>
    <style:style style:name="T5" style:family="text">
      <style:text-properties fo:language="es" fo:country="ES" officeooo:rsid="000aa1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París</text:p>
      <text:p text:style-name="P1"/>
      <text:p text:style-name="P1"><text:span text:style-name="T1">Pardon</text:span>, monsieur. Ou est le métro St. Michel ?%Le métro St Michel ? Attendez une minute . . . %</text:p>
      <text:p text:style-name="P1">%Nous Sommes au Boulevard St. Michel. La fontaine est la-bas.%Oui, d’accord. Mais ou le métr<text:span text:style-name="T3">o, s’il vous </text:span><text:span text:style-name="T1">plaît ?%</text:span><text:span text:style-name="T4">Mais bien s</text:span><text:span text:style-name="T2">û</text:span><text:span text:style-name="T4">r ! Voila la Seine, et voici le pont%C’est joli ; mais s’il vous plait . . . %Ce n’est pas a gauche, alors c’est a droite.%</text:span><text:span text:style-name="T5">Voila . Le metro est a droite ! %Mais vous etes sur?%Non. Je suis touriste aussi !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5:58:16.418000000</meta:creation-date>
    <dc:date>2019-04-04T15:39:29.185000000</dc:date>
    <meta:editing-duration>PT17M35S</meta:editing-duration>
    <meta:editing-cycles>4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3" meta:word-count="85" meta:character-count="432" meta:non-whitespace-character-count="350"/>
  </office:meta>
</office:document-meta>
</file>